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e4da" officeooo:paragraph-rsid="0018e4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ero</text:p>
      <text:p text:style-name="P1">Propulsion</text:p>
      <text:p text:style-name="P1">Pods</text:p>
      <text:p text:style-name="P1">FuelTank</text:p>
      <text:p text:style-name="P1">start</text:p>
      <text:p text:style-name="P1">basicRocketry</text:p>
      <text:p text:style-name="P1">generalRocketry</text:p>
      <text:p text:style-name="P1">stability</text:p>
      <text:p text:style-name="P1">survivability</text:p>
      <text:p text:style-name="P1">advRocketry</text:p>
      <text:p text:style-name="P1">generalConstruction</text:p>
      <text:p text:style-name="P1">flightControl</text:p>
      <text:p text:style-name="P1">scienceTech</text:p>
      <text:p text:style-name="P1">heavyRocketry</text:p>
      <text:p text:style-name="P1">fuelSystems</text:p>
      <text:p text:style-name="P1">advConstruction</text:p>
      <text:p text:style-name="P1">aerodynamicSystems</text:p>
      <text:p text:style-name="P1">advFlightControl</text:p>
      <text:p text:style-name="P1">electrics</text:p>
      <text:p text:style-name="P1">spaceExploration</text:p>
      <text:p text:style-name="P1">landing</text:p>
      <text:p text:style-name="P1">heavierRocketry</text:p>
      <text:p text:style-name="P1">specializedConstruction</text:p>
      <text:p text:style-name="P1">actuators</text:p>
      <text:p text:style-name="P1">supersonicFlight</text:p>
      <text:p text:style-name="P1">specializedControl</text:p>
      <text:p text:style-name="P1">precisionEngineering</text:p>
      <text:p text:style-name="P1">advElectrics</text:p>
      <text:p text:style-name="P1">advExploration</text:p>
      <text:p text:style-name="P1">advLanding</text:p>
      <text:p text:style-name="P1">nuclearPropulsion</text:p>
      <text:p text:style-name="P1">advMetalworks</text:p>
      <text:p text:style-name="P1">composites</text:p>
      <text:p text:style-name="P1">advAerodynamics</text:p>
      <text:p text:style-name="P1">highAltitudeFlight</text:p>
      <text:p text:style-name="P1">largeControl</text:p>
      <text:p text:style-name="P1">unmannedTech</text:p>
      <text:p text:style-name="P1">ionPropulsion</text:p>
      <text:p text:style-name="P1">largeElectrics</text:p>
      <text:p text:style-name="P1">electronics</text:p>
      <text:p text:style-name="P1">fieldScience</text:p>
      <text:p text:style-name="P1">veryHeavyRocketry</text:p>
      <text:p text:style-name="P1">metaMaterials</text:p>
      <text:p text:style-name="P1">heavyAerodynamics</text:p>
      <text:p text:style-name="P1">hypersonicFlight</text:p>
      <text:p text:style-name="P1">advUnmanned</text:p>
      <text:p text:style-name="P1">specializedElectrics</text:p>
      <text:p text:style-name="P1">advScienceTech</text:p>
      <text:p text:style-name="P1">advancedMotors</text:p>
      <text:p text:style-name="P1"><text:soft-page-break/>experimentalRocketry</text:p>
      <text:p text:style-name="P1">nanolathing</text:p>
      <text:p text:style-name="P1">experimentalAerodynamics</text:p>
      <text:p text:style-name="P1">aerospaceTech</text:p>
      <text:p text:style-name="P1">experimentalElectrics</text:p>
      <text:p text:style-name="P1">experimentalScience</text:p>
      <text:p text:style-name="P1">automation</text:p>
      <text:p text:style-name="P1">experimentalsMotors</text:p>
      <text:p text:style-name="P1"/>
      <text:p text:style-name="P1"/>
      <text:p text:style-name="P1"/>
      <text:p text:style-name="P1">rescaleFactor</text:p>
      <text:p text:style-name="P1">CoLOffset</text:p>
      <text:p text:style-name="P1">CoPOffset</text:p>
      <text:p text:style-name="P1">module</text:p>
      <text:p text:style-name="P1">author</text:p>
      <text:p text:style-name="P1">model</text:p>
      <text:p text:style-name="P1">scale</text:p>
      <text:p text:style-name="P1">CoMOffset</text:p>
      <text:p text:style-name="P1">node_stack_top</text:p>
      <text:p text:style-name="P1">node_stack_bottom</text:p>
      <text:p text:style-name="P1">node_stack_right</text:p>
      <text:p text:style-name="P1">node_stack_left</text:p>
      <text:p text:style-name="P1">TechRequired</text:p>
      <text:p text:style-name="P1">entryCost</text:p>
      <text:p text:style-name="P1">cost</text:p>
      <text:p text:style-name="P1">category</text:p>
      <text:p text:style-name="P1">subcategory</text:p>
      <text:p text:style-name="P1">title</text:p>
      <text:p text:style-name="P1">manufacturer</text:p>
      <text:p text:style-name="P1">description</text:p>
      <text:p text:style-name="P1">attachRules</text:p>
      <text:p text:style-name="P1">mass</text:p>
      <text:p text:style-name="P1">dragModelType</text:p>
      <text:p text:style-name="P1">maximum_drag</text:p>
      <text:p text:style-name="P1">minimum_drag</text:p>
      <text:p text:style-name="P1">angularDrag</text:p>
      <text:p text:style-name="P1">crashTolerance</text:p>
      <text:p text:style-name="P1">breakingForce</text:p>
      <text:p text:style-name="P1">breakingTorque</text:p>
      <text:p text:style-name="P1">maxTemp</text:p>
      <text:p text:style-name="P1">CrewCapacity</text:p>
      <text:p text:style-name="P1">useInternalDragModel</text:p>
      <text:p text:style-name="P1">deflectionLiftCoeff</text:p>
      <text:p text:style-name="P1">dragAtMaxAoA</text:p>
      <text:p text:style-name="P1">dragAtMinAoA</text:p>
      <text:p text:style-name="P1">ablativeResource</text:p>
      <text:p text:style-name="P1">lossExp</text:p>
      <text:p text:style-name="P1">lossConst</text:p>
      <text:p text:style-name="P1"><text:soft-page-break/>pyrolysisLossFactor</text:p>
      <text:p text:style-name="P1">reentryConductivity</text:p>
      <text:p text:style-name="P1">ablationTempThresh</text:p>
      <text:p text:style-name="P1">amount</text:p>
      <text:p text:style-name="P1">maxAmount</text:p>
      <text:p text:style-name="P1">node_attach</text:p>
      <text:p text:style-name="P1">vesselType</text:p>
      <text:p text:style-name="P1">tags</text:p>
      <text:p text:style-name="P1">minimumCrew</text:p>
      <text:p text:style-name="P1">SASServiceLevel</text:p>
      <text:p text:style-name="P1">PitchTorque</text:p>
      <text:p text:style-name="P1">YawTorque</text:p>
      <text:p text:style-name="P1">RollTorque</text:p>
      <text:p text:style-name="P1">rate</text:p>
      <text:p text:style-name="P1">thrusterTransformName</text:p>
      <text:p text:style-name="P1">thrusterPower</text:p>
      <text:p text:style-name="P1">resourceName</text:p>
      <text:p text:style-name="P1">resourceFlowMode</text:p>
      <text:p text:style-name="P1">reviewActionName</text:p>
      <text:p text:style-name="P1">storeActionName</text:p>
      <text:p text:style-name="P1">evaOnlyStorage</text:p>
      <text:p text:style-name="P1">storageRange</text:p>
      <text:p text:style-name="P1">fx_exhaustFlame_blue</text:p>
      <text:p text:style-name="P1">fx_exhaustLight_blue</text:p>
      <text:p text:style-name="P1">fx_smokeTrail_light</text:p>
      <text:p text:style-name="P1">sound_vent_medium</text:p>
      <text:p text:style-name="P1">sound_rocket_hard</text:p>
      <text:p text:style-name="P1">sound_vent_soft</text:p>
      <text:p text:style-name="P1">sound_explosion_low</text:p>
      <text:p text:style-name="P1">heatConductivity</text:p>
      <text:p text:style-name="P1">skinInternalConductionMult</text:p>
      <text:p text:style-name="P1">emissiveConstant</text:p>
      <text:p text:style-name="P1">bulkheadProfiles</text:p>
      <text:p text:style-name="P1">thrustVectorTransformName</text:p>
      <text:p text:style-name="P1">exhaustDamage</text:p>
      <text:p text:style-name="P1">ignitionThreshold</text:p>
      <text:p text:style-name="P1">minThrust</text:p>
      <text:p text:style-name="P1">maxThrust</text:p>
      <text:p text:style-name="P1">heatProduction</text:p>
      <text:p text:style-name="P1">fxOffset</text:p>
      <text:p text:style-name="P1">EngineType</text:p>
      <text:p text:style-name="P1">exhaustDamageDistanceOffset</text:p>
      <text:p text:style-name="P1">ratio</text:p>
      <text:p text:style-name="P1">DrawGauge</text:p>
      <text:p text:style-name="P1">key</text:p>
      <text:p text:style-name="P1">gimbalTransformName</text:p>
      <text:p text:style-name="P1">gimbalRange</text:p>
      <text:p text:style-name="P1">thrustProviderModuleIndex</text:p>
      <text:p text:style-name="P1">fxMax</text:p>
      <text:p text:style-name="P1"><text:soft-page-break/>maxDistance</text:p>
      <text:p text:style-name="P1">falloff</text:p>
      <text:p text:style-name="P1">thrustTransformName</text:p>
      <text:p text:style-name="P1">explosionPotential</text:p>
      <text:p text:style-name="P1">fuelCrossFeed</text:p>
      <text:p text:style-name="P1">thermalMassModifier</text:p>
      <text:p text:style-name="P1">mesh</text:p>
      <text:p text:style-name="P1">skinMaxTemp</text:p>
      <text:p text:style-name="P1">actionGUIName</text:p>
      <text:p text:style-name="P1">experimentID</text:p>
      <text:p text:style-name="P1">experimentActionName</text:p>
      <text:p text:style-name="P1">resetActionName</text:p>
      <text:p text:style-name="P1">useStaging</text:p>
      <text:p text:style-name="P1">useActionGroups</text:p>
      <text:p text:style-name="P1">hideUIwhenUnavailable</text:p>
      <text:p text:style-name="P1">rerunnable</text:p>
      <text:p text:style-name="P1">xmitDataScalar</text:p>
      <text:p text:style-name="P1">usageReqMaskInternal</text:p>
      <text:p text:style-name="P1">usageReqMaskExternal</text:p>
      <text:p text:style-name="P1">textureQuadName</text:p>
      <text:p text:style-name="P1">animationName</text:p>
      <text:p text:style-name="P1">startEventGUIName</text:p>
      <text:p text:style-name="P1">endEventGUIName</text:p>
      <text:p text:style-name="P1">buoyancy</text:p>
      <text:p text:style-name="P1">fx_gasBurst_white</text:p>
      <text:p text:style-name="P1">sound_vent_large</text:p>
      <text:p text:style-name="P1">PhysicsSignificance</text:p>
      <text:p text:style-name="P1">stageOffset</text:p>
      <text:p text:style-name="P1">childStageOffset</text:p>
      <text:p text:style-name="P1">ejectionForce</text:p>
      <text:p text:style-name="P1">explosiveNodeID</text:p>
      <text:p text:style-name="P1">crossfeedStatus</text:p>
      <text:p text:style-name="P1">toggleEditor</text:p>
      <text:p text:style-name="P1">toggleFlight</text:p>
      <text:p text:style-name="P1">useEvent</text:p>
      <text:p text:style-name="P1">situationMask</text:p>
      <text:p text:style-name="P1">type</text:p>
      <text:p text:style-name="P1">value</text:p>
      <text:p text:style-name="P1">prestige</text:p>
      <text:p text:style-name="P1">test</text:p>
      <text:p text:style-name="P1">body</text:p>
      <text:p text:style-name="P1">cube</text:p>
      <text:p text:style-name="P1">sunTracking</text:p>
      <text:p text:style-name="P1">raycastTransformName</text:p>
      <text:p text:style-name="P1">pivotName</text:p>
      <text:p text:style-name="P1">isBreakable</text:p>
      <text:p text:style-name="P1">chargeRate</text:p>
      <text:p text:style-name="P1">allowAnimationWhileShielded</text:p>
      <text:p text:style-name="P1">isOneShot</text:p>
      <text:p text:style-name="P1"><text:soft-page-break/>packetInterval</text:p>
      <text:p text:style-name="P1">packetSize</text:p>
      <text:p text:style-name="P1">packetResourceCost</text:p>
      <text:p text:style-name="P1">requiredResource</text:p>
      <text:p text:style-name="P1">DeployFxModules</text:p>
      <text:p text:style-name="P1">skipColliderIgnores</text:p>
      <text:p text:style-name="P1">skinMassPerArea</text:p>
      <text:p text:style-name="P1">density</text:p>
      <text:p text:style-name="P1">procedural</text:p>
      <text:p text:style-name="P1">highRange</text:p>
      <text:p text:style-name="P1">lowRange</text:p>
      <text:p text:style-name="P1">presenceChance</text:p>
      <text:p text:style-name="P1">wheelColliderTransformName</text:p>
      <text:p text:style-name="P1">wheelTransformName</text:p>
      <text:p text:style-name="P1">wheelType</text:p>
      <text:p text:style-name="P1">FitWheelColliderToMesh</text:p>
      <text:p text:style-name="P1">radius</text:p>
      <text:p text:style-name="P1">center</text:p>
      <text:p text:style-name="P1">groundHeightOffset</text:p>
      <text:p text:style-name="P1">TooltipTitle</text:p>
      <text:p text:style-name="P1">TooltipPrimaryField</text:p>
      <text:p text:style-name="P1">baseModuleIndex</text:p>
      <text:p text:style-name="P1">suspensionTransformName</text:p>
      <text:p text:style-name="P1">suspensionColliderName</text:p>
      <text:p text:style-name="P1">suspensionDistance</text:p>
      <text:p text:style-name="P1">targetPosition</text:p>
      <text:p text:style-name="P1">springRatio</text:p>
      <text:p text:style-name="P1">damperRatio</text:p>
      <text:p text:style-name="P1">maxBrakeTorque</text:p>
      <text:p text:style-name="P1">brakeResponse</text:p>
      <text:p text:style-name="P1">statusLightModuleIndex</text:p>
      <text:p text:style-name="P1">animationTrfName</text:p>
      <text:p text:style-name="P1">animationStateName</text:p>
      <text:p text:style-name="P1">deployedPosition</text:p>
      <text:p text:style-name="P1">deployTargetTransformName</text:p>
      <text:p text:style-name="P1">TsubSys</text:p>
      <text:p text:style-name="P1">useStandInCollider</text:p>
      <text:p text:style-name="P1">slaveModules</text:p>
      <text:p text:style-name="P1">wheelTransformRefName</text:p>
      <text:p text:style-name="P1">wheelTransformBaseName</text:p>
      <text:p text:style-name="P1">bogeyTransformName</text:p>
      <text:p text:style-name="P1">bogeyRefTransformName</text:p>
      <text:p text:style-name="P1">deployModuleIndex</text:p>
      <text:p text:style-name="P1">maxPitch</text:p>
      <text:p text:style-name="P1">minPitch</text:p>
      <text:p text:style-name="P1">restPitch</text:p>
      <text:p text:style-name="P1">pitchResponse</text:p>
      <text:p text:style-name="P1">bogeyAxis</text:p>
      <text:p text:style-name="P1">targetName</text:p>
      <text:p text:style-name="P1"><text:soft-page-break/>rotatorsName</text:p>
      <text:p text:style-name="P1">lightMeshRendererName</text:p>
      <text:p text:style-name="P1">lightMatPropertyName</text:p>
      <text:p text:style-name="P1">colorOn</text:p>
      <text:p text:style-name="P1">colorOff</text:p>
      <text:p text:style-name="P1">environments</text:p>
      <text:p text:style-name="P1">lightName</text:p>
      <text:p text:style-name="P1">useAnimationDim</text:p>
      <text:p text:style-name="P1">lightBrightenSpeed</text:p>
      <text:p text:style-name="P1">lightDimSpeed</text:p>
      <text:p text:style-name="P1">resourceAmount</text:p>
      <text:p text:style-name="P1">useResources</text:p>
      <text:p text:style-name="P1">stressTolerance</text:p>
      <text:p text:style-name="P1">impactTolerance</text:p>
      <text:p text:style-name="P1">deflectionMagnitude</text:p>
      <text:p text:style-name="P1">deflectionSharpness</text:p>
      <text:p text:style-name="P1">slipMagnitude</text:p>
      <text:p text:style-name="P1">slipSharpness</text:p>
      <text:p text:style-name="P1">explodeMultiplier</text:p>
      <text:p text:style-name="P1">isAlwaysAct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20:02:33.038000000</meta:creation-date>
    <dc:date>2017-01-21T20:23:31.320000000</dc:date>
    <meta:editing-duration>PT5M</meta:editing-duration>
    <meta:editing-cycles>1</meta:editing-cycles>
    <meta:document-statistic meta:table-count="0" meta:image-count="0" meta:object-count="0" meta:page-count="6" meta:paragraph-count="262" meta:word-count="262" meta:character-count="3523" meta:non-whitespace-character-count="3523"/>
    <meta:generator>LibreOffice/5.2.0.4$Windows_X86_64 LibreOffice_project/066b007f5ebcc236395c7d282ba488bca6720265</meta:generator>
  </office:meta>
</office:document-meta>
</file>